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language="de" fo:country="DE" officeooo:rsid="0018471a" officeooo:paragraph-rsid="0018471a" style:font-size-asian="12pt" style:font-size-complex="12pt"/>
    </style:style>
    <style:style style:name="P2" style:family="paragraph" style:parent-style-name="Standard">
      <style:paragraph-properties style:writing-mode="lr-tb"/>
      <style:text-properties fo:font-size="12pt" fo:language="de" fo:country="DE" officeooo:rsid="0018471a" officeooo:paragraph-rsid="0018471a" style:font-size-asian="12pt" style:font-size-complex="12pt"/>
    </style:style>
    <style:style style:name="P3" style:family="paragraph" style:parent-style-name="Standard">
      <style:paragraph-properties style:writing-mode="lr-tb"/>
      <style:text-properties fo:font-size="12pt" fo:language="de" fo:country="DE" officeooo:rsid="0018471a" officeooo:paragraph-rsid="001e0906" style:font-size-asian="12pt" style:font-size-complex="12pt"/>
    </style:style>
    <style:style style:name="P4" style:family="paragraph" style:parent-style-name="Standard">
      <style:paragraph-properties style:writing-mode="lr-tb"/>
      <style:text-properties fo:font-size="12pt" fo:language="de" fo:country="DE" officeooo:rsid="0018471a" officeooo:paragraph-rsid="0018471a" style:font-size-asian="12pt" style:font-size-complex="12pt"/>
    </style:style>
    <style:style style:name="P5" style:family="paragraph" style:parent-style-name="Standard">
      <style:paragraph-properties style:writing-mode="lr-tb"/>
      <style:text-properties fo:font-size="12pt" fo:language="de" fo:country="DE" officeooo:rsid="0018471a" officeooo:paragraph-rsid="001c16dc" style:font-size-asian="12pt" style:font-size-complex="12pt"/>
    </style:style>
    <style:style style:name="P6" style:family="paragraph" style:parent-style-name="Standard">
      <style:paragraph-properties fo:text-align="justify" style:justify-single-word="false"/>
      <style:text-properties fo:font-size="12pt" fo:language="de" fo:country="DE" officeooo:rsid="0018471a" officeooo:paragraph-rsid="0018471a" style:font-size-asian="12pt" style:font-size-complex="12pt"/>
    </style:style>
    <style:style style:name="P7" style:family="paragraph" style:parent-style-name="Standard">
      <style:paragraph-properties style:writing-mode="lr-tb"/>
      <style:text-properties fo:font-size="12pt" fo:language="de" fo:country="DE" officeooo:rsid="001e0906" officeooo:paragraph-rsid="001e0906" style:font-size-asian="12pt" style:font-size-complex="12pt"/>
    </style:style>
    <style:style style:name="P8" style:family="paragraph" style:parent-style-name="Standard">
      <style:paragraph-properties style:writing-mode="lr-tb"/>
      <style:text-properties fo:font-size="12pt" fo:language="de" fo:country="DE" officeooo:rsid="001e0906" officeooo:paragraph-rsid="0020e952" style:font-size-asian="12pt" style:font-size-complex="12pt"/>
    </style:style>
    <style:style style:name="P9" style:family="paragraph" style:parent-style-name="Standard">
      <style:paragraph-properties style:writing-mode="lr-tb"/>
      <style:text-properties fo:font-size="12pt" fo:language="de" fo:country="DE" officeooo:rsid="001c16dc" officeooo:paragraph-rsid="001c16dc" style:font-size-asian="12pt" style:font-size-complex="12pt"/>
    </style:style>
    <style:style style:name="P10" style:family="paragraph" style:parent-style-name="Standard">
      <style:paragraph-properties style:writing-mode="lr-tb"/>
      <style:text-properties fo:font-size="12pt" fo:language="de" fo:country="DE" officeooo:rsid="001fd02e" officeooo:paragraph-rsid="001fd02e" style:font-size-asian="12pt" style:font-size-complex="12pt"/>
    </style:style>
    <style:style style:name="P11" style:family="paragraph" style:parent-style-name="Standard">
      <style:paragraph-properties style:writing-mode="lr-tb"/>
      <style:text-properties fo:font-size="12pt" fo:language="de" fo:country="DE" officeooo:rsid="0020e952" officeooo:paragraph-rsid="0020e952" style:font-size-asian="12pt" style:font-size-complex="12pt"/>
    </style:style>
    <style:style style:name="T1" style:family="text">
      <style:text-properties officeooo:rsid="001e0906"/>
    </style:style>
    <style:style style:name="T2" style:family="text">
      <style:text-properties officeooo:rsid="0020e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allo ich bin der Ludwig und ich habe meine Praktikumszeit beim <text:span text:style-name="T2">JCNS</text:span> verbracht. </text:p>
      <text:p text:style-name="P1"/>
      <text:p text:style-name="P3">Was für ein Arbeitgeber ist das?: </text:p>
      <text:p text:style-name="P3"/>
      <text:p text:style-name="P3">Das Forschungszentrum Jülich ist eine Forschungs<text:span text:style-name="T1">campus in der Nähe von Jülich mit einigen Instituten vor Ort.</text:span> Eine<text:span text:style-name="T1">s dieser Institute</text:span> ist das JCNS ( Zentrum Für Neutron Science). </text:p>
      <text:p text:style-name="P3"/>
      <text:p text:style-name="P3"><text:span text:style-name="T1">Das JCNS betreibt Instrumente an nationalen und internationalen Spitzenquellen, u.a in Garching am </text:span>Heinz Maier-Leibnitz Zentrums auf dem Campus der Technischen Universität München. </text:p>
      <text:p text:style-name="P3"/>
      <text:p text:style-name="P3"><text:span text:style-name="T1">Die Mission des JCNS ist die Nutzbarmachung von Messinstrumenten für Neutronenstreuexperimente. </text:span><text:span text:style-name="T2">Diese sollen</text:span><text:span text:style-name="T1"> wissenschaftliche</text:span><text:span text:style-name="T2">n</text:span><text:span text:style-name="T1"> Nutzer:</text:span><text:span text:style-name="T2">innen</text:span><text:span text:style-name="T1"> im universitären/außeruniversitären Bereich. </text:span></text:p>
      <text:p text:style-name="P3"/>
      <text:p text:style-name="P3"><text:span text:style-name="T1">Mit Neutronenstreuung macht man Strukturen von Pikometern bis Mikrometern und Bewegungen auf Zeitskalen von Pikosekunden bis Mikrosekunden Untersuchungen zugänglich. </text:span></text:p>
      <text:p text:style-name="P3"/>
      <text:p text:style-name="P3"><text:span text:style-name="T1">Dieses große raum- und zeitliche Fenster, die hohe Eindringtiefe, die Zerstörungsfreiheit und die Möglichkeit zur Kontrastvariation sowie die Empfindlichkeit auf magnetische Phänomene sind es, die Neutronen innerhalb der Forschung kondensierter Materie so einzigartig und unersetzbar machen.</text:span></text:p>
      <text:p text:style-name="P3"/>
      <text:p text:style-name="P3"><text:span text:style-name="T1">Für mein Praktikum habe ich mich dort bei</text:span> <text:span text:style-name="T1">der </text:span>Scientific Computing Group beworben. Das ist ein Entwicklungsteam des Neutron SimLabs am JCNS. </text:p>
      <text:p text:style-name="P3"/>
      <text:p text:style-name="P3"><text:span text:style-name="T1">Das Neutron SimLab</text:span> <text:span text:style-name="T1">ist </text:span>eine Abteilung dort, deren Zuständigkeitsbereich auf die Entwicklung und Instandhaltung Forschungssoftware zur Datenverarbeitung von Messergebnissen und Simulationen von Neutronen Streuexperimenten fällt. </text:p>
      <text:p text:style-name="P2"/>
      <text:p text:style-name="P3"><text:span text:style-name="T1">In der Gruppe in der ich mitwirke liegt aktuell der Entwicklungsfokus </text:span>besonders auf der Software BornAgain, eine Open Source Software für die Simulation von Neutron <text:span text:style-name="T1">und Röntgen Reflektometrie</text:span>. </text:p>
      <text:p text:style-name="P3"/>
      <text:p text:style-name="P3"><text:span text:style-name="T1">Die Software befindet sich aktuell in einem Refactoring Process. Ziel des Refactorings ist die Vereinfachung der komplexen Softwarearchitektur und das Lösen von Redundanzen.</text:span></text:p>
      <text:p text:style-name="P3"/>
      <text:p text:style-name="P8">Damit hatten auch meine Aufgabe zu tun. </text:p>
      <text:p text:style-name="P8"/>
      <text:p text:style-name="P8">Mir wurden zwei große Themenbereiche angeboten die ich über den Verlauf des Praktikums lösen sollte. </text:p>
      <text:p text:style-name="P8"/>
      <text:p text:style-name="P8">Beide sind aus dem Bereich der Computational Geometry. </text:p>
      <text:p text:style-name="P7"/>
      <text:p text:style-name="P7">Um den Hintergrund über beide Problemstellungen zu erläutern folgt nun eine kleine Status Darstellung</text:p>
      <text:p text:style-name="P3"/>
      <text:p text:style-name="P3"><text:span text:style-name="T1">Nutzer:innen</text:span> der Software können über einen Editor eigen Probenmaterialien <text:s/>modellieren. <text:span text:style-name="T1">Dies Proben werden durch verschiedene Schichten dargestellt mit durch Partikel beschreibenden Oberflächenstrukturen.</text:span> </text:p>
      <text:p text:style-name="P3"/>
      <text:p text:style-name="P3"><text:soft-page-break/><text:span text:style-name="T1">Ein Partikel ist in der Software durch ein beliebig auswählbares Polyeder dargestellt. </text:span>Die Softwarebibliothek an Partikeln ist riesig und aktuell gibt es in der Software einige Funktionen, für welche für jedes Partikel ein individueller Algorithmus verwendet wird. </text:p>
      <text:p text:style-name="P3"/>
      <text:p text:style-name="P7">Nutzer::innen können über Python-Skripte eigene Polyeder definieren. Allerdings ist die Software noch nicht ausgereift genug mit den eigens definierten Polyedern vollständig umgehen zu können.</text:p>
      <text:p text:style-name="P7"/>
      <text:p text:style-name="P7">Eine Möglichkeit die BornAgain Nutzer::innen anbietet ist das modellieren von Mesokristallen.</text:p>
      <text:p text:style-name="P7">Diese Kristalle lassen sich durch drei Eigenschaften definieren: ein Umschließendes Polyeder welches das Volumen des Partikels begrenzt, eine Gitteranordnung innerhalb des Polyeders und ein kleines zweites Partikel, welches auf jeden Gitterpunkt instanziiert wird.</text:p>
      <text:p text:style-name="P2"/>
      <text:p text:style-name="P7">Aktuell ist diese Funktion nur für einen Teil der Polyeder Bibliothek verwendbar, etwa für einfache Polyeder wie Würfel oder Kugeln. Nicht aber für komplexe, konkave Körper.</text:p>
      <text:p text:style-name="P7"/>
      <text:p text:style-name="P7">Meine Aufgabe war es also einen Algorithmus zu finden und vollständig selbst zu implementieren, der für einen beliebigen Punkt zurückgibt ob dieser sich innerhalb oder außerhalb des umschließenden Polyeders befindet.</text:p>
      <text:p text:style-name="P9"/>
      <text:p text:style-name="P7">Letztendlich akzeptiert wurde ein Algorithmus, der mit Strahlen arbeitet.</text:p>
      <text:p text:style-name="P9">Das Prinzip des Algorithmus funktioniert folgendermaßen: Ausgehend von dem zu testenden Punkt strahle in irgend eine Richtung und Zähle die Anzahl der Flächen die der Strahl schneidet. Ist diese Anzahl gerade so liegt der Punkt außerhalb, ansonsten innerhalb. <text:s/></text:p>
      <text:p text:style-name="P9"/>
      <text:p text:style-name="P10">Das zweite Problem das ich zu lösen hatte war auch im Bereich der Computational Geometry hat hatte auch damit zu tun die Simulationen zu optimieren.</text:p>
      <text:p text:style-name="P10"/>
      <text:p text:style-name="P10">Um für die Simulation benötigte Eigenschaften aller Flächen eines Polyeders zu bekommen, wenn ein Neutronenstrahl darauf trifft werden für jede Fläche Fouriertransformationen berechnet. </text:p>
      <text:p text:style-name="P10"/>
      <text:p text:style-name="P10">Allerdings finden nicht nur Reflexionen an der Oberfläche eines Polyeders statt, sondern die Neutronen können auch in die Probenmaterie eindringen, dabei wird deren Zustand gedämpft. </text:p>
      <text:p text:style-name="P10"/>
      <text:p text:style-name="P10">Um eine Simulation mit Dämpfung komplett numerisch berechnen zu können müsste man nun für jede Eindringungstiefe eine neue Fouriertransformation berechnen. Das würde vom Rechenaufwand allerdings viel zu lange dauern, da für jede Distanz die Oberflächenform auch zusätzlich neu berechnet werden müsste.</text:p>
      <text:p text:style-name="P10"/>
      <text:p text:style-name="P10">Um den Rechenaufwand zu reduzieren werden die Volumen stattdessen in Teilvolumen quantisiert, indem man die Körper, wie beim 3D Druck in Schichten sliced.</text:p>
      <text:p text:style-name="P10"/>
      <text:p text:style-name="P10">Hier kann man wieder erkennen, dass dies bei einfachen Körpern wie etwa einem Würfel, algorithmisch sehr einfach ist, bei komplexeren Körpern aber nicht. </text:p>
      <text:p text:style-name="P10"/>
      <text:p text:style-name="P10">Da bis dato wir die möglichen Körper jeweils ein eigener Slicing-Algorithmus verwendet wurde sollte das nun auch geändert werden.</text:p>
      <text:p text:style-name="P5"/>
      <text:p text:style-name="P10">Dieses Problem war das Zeit intensivste und hat die Meiste zeit des Praktikums verschlungen, da es über das 3D Clipping von Körpern nicht zu viele Paper in diesem Gebiet gibt.</text:p>
      <text:p text:style-name="P10"/>
      <text:p text:style-name="P10"><text:soft-page-break/>Ich hatte eine Lösung implementiert, welche für jeden möglichen Körper, konkav und mit löchern bzw. bestehend aus mehreren Körpern funktioniert hatte. Allerdings war die Komplexität und das Coupling so hoch das aus Gründen der Softwarewartung dieser Vorschlag abgelehnt wurde. </text:p>
      <text:p text:style-name="P10"/>
      <text:p text:style-name="P10">Stattdessen hat man sich darauf geeinigt eine Lösung durch Euler-Operatoren zu realisieren. Dadurch allerdings die Möglichkeit zu verlieren beliebige konkave Körper schneiden zu können.</text:p>
      <text:p text:style-name="P10">Die Idee des Algorithmus geht folgender maßen: Es geschieht eine Volumendeflation unterhalb der Slice-Ebene danach passiert eine Degeneration von überflüssiger Geometrie welche in der Ebene übrigbleibt.</text:p>
      <text:p text:style-name="P10"/>
      <text:p text:style-name="P11">Euler Operationen sind ganz kurz erklärt atomare Operation, die ein 3D Objekt in ein anderes Objekt Umformen. Durch einfache Operationen wie z.B das Zerteilen einer Kante in zwei neue Kanten und einem Punkt, oder das Zerteilen einer Fläche in zwei neue Flächen und einer neuen Kante.</text:p>
      <text:p text:style-name="P11"/>
      <text:p text:style-name="P11">Damit wäre ich auch schon zu meinem Ende de Präsentation gekommen.</text:p>
      <text:p text:style-name="P11">Ich hoffe es war interres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10:12:22.609682402</meta:creation-date>
    <dc:date>2023-01-29T15:29:59.800742399</dc:date>
    <meta:editing-duration>PT2H58M36S</meta:editing-duration>
    <meta:editing-cycles>5</meta:editing-cycles>
    <meta:generator>LibreOffice/7.4.3.2$Linux_X86_64 LibreOffice_project/1048a8393ae2eeec98dff31b5c133c5f1d08b890</meta:generator>
    <meta:print-date>2023-01-29T15:30:05.286129357</meta:print-date>
    <meta:document-statistic meta:table-count="0" meta:image-count="0" meta:object-count="0" meta:page-count="3" meta:paragraph-count="38" meta:word-count="874" meta:character-count="6362" meta:non-whitespace-character-count="5505"/>
  </office:meta>
</office:document-meta>
</file>